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Ingetavstånd" style:master-page-name="MP0" style:family="paragraph">
      <style:paragraph-properties fo:break-before="page"/>
      <style:text-properties fo:language="en" fo:country="GB"/>
    </style:style>
    <style:style style:name="P2" style:parent-style-name="Ingetavstånd" style:family="paragraph">
      <style:text-properties fo:language="en" fo:country="GB"/>
    </style:style>
    <style:style style:name="T3" style:parent-style-name="Standardstycketeckensnitt" style:family="text">
      <style:text-properties fo:language="en" fo:country="GB"/>
    </style:style>
  </office:automatic-styles>
  <office:body>
    <office:text text:use-soft-page-breaks="true">
      <text:p text:style-name="P1">while (true) loop</text:p>
      <text:p text:style-name="P2"><text:tab/>korsning[i]++;</text:p>
      <text:p text:style-name="Ingetavstånd"><text:span text:style-name="T3"><text:tab/></text:span>if (korsning[i] == 4) then</text:p>
      <text:p text:style-name="Ingetavstånd"><text:tab/><text:tab/>skicka ”kör i riktning[korsning[i]]” till ME;</text:p>
      <text:p text:style-name="Ingetavstånd"><text:tab/><text:tab/>korsning[i] = 0;</text:p>
      <text:p text:style-name="Ingetavstånd"><text:tab/><text:tab/>i--;</text:p>
      <text:p text:style-name="Ingetavstånd"><text:tab/><text:tab/>break;</text:p>
      <text:p text:style-name="Ingetavstånd"><text:tab/>end if;</text:p>
      <text:p text:style-name="Ingetavstånd"><text:tab/>if (riktning[korsning[i]] öppen) then</text:p>
      <text:p text:style-name="Ingetavstånd"><text:tab/><text:tab/>skicka ”kör i<text:s/>riktning[korsning[i]]” till ME;</text:p>
      <text:p text:style-name="Ingetavstånd"><text:tab/><text:tab/>i++;</text:p>
      <text:p text:style-name="Ingetavstånd"><text:tab/><text:tab/>break;</text:p>
      <text:p text:style-name="Ingetavstånd"><text:tab/>end if;</text:p>
      <text:p text:style-name="Ingetavstånd">end loop;</text:p>
      <text:p text:style-name="Normal"/>
      <text:p text:style-name="Normal">Algoritmen ovan går man till då man står i en korsning och är redo att välja vilken väg vi ska köra.<text:s/>Den sparar även ett minne av vilken väg vi har kört i varje korsning.<text:s/>Detta minne uppdateras<text:s/>så att när målet har hittats så finns endast<text:s/>nödvändiga korsningar<text:s/>med.<text:s/>En korsning ses då som nödvändig om den finns med i den snabbaste vägen från start till mål i labyrinten.<text:s/>Variabeln ”i”<text:s/>är<text:s/>satt till att vara den korsning man står i och uppdateras i algoritmen.<text:s/></text:p>
      <text:p text:style-name="Normal">Algoritmen börjar med att kolla höger, sedan framåt och sist vänster. Den kör då i första riktning som är öppen enligt den ordningen. Vilken riktning som valdes sparas i en array eller en stack som innehåller alla nödvändiga korsningar som passerats.<text:s/>Om man kommer tillbaka till en korsning som vi redan varit i kontrollerar algoritmen om vi har sökt igenom alla vägar i<text:s/>den korsningen. Har vi gjort det<text:s/>ses korsningen som ej<text:s/>nödvändig och vi väljer att köra<text:s/>tillbaka på den väg som vi först kom<text:s/>in i korsningen från och tar<text:s/>bort den korsningen från minne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Ingetavstånd" style:display-name="Inget avstånd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rian Sidenvall</meta:initial-creator>
    <dc:creator>Adrian Sidenvall</dc:creator>
    <meta:creation-date>2014-10-10T12:01:00Z</meta:creation-date>
    <dc:date>2014-10-10T13:01:00Z</dc:date>
    <meta:template xlink:href="Normal" xlink:type="simple"/>
    <meta:editing-cycles>3</meta:editing-cycles>
    <meta:editing-duration>PT3600S</meta:editing-duration>
    <meta:document-statistic meta:page-count="1" meta:paragraph-count="2" meta:word-count="205" meta:character-count="1295" meta:row-count="9" meta:non-whitespace-character-count="1092"/>
  </office:meta>
</office:document-meta>
</file>